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t's gettin' worse and worse!</text:p>
          </table:table-cell>
          <table:table-cell table:number-columns-repeated="1020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awful... we need to find somewhere...</text:p>
          </table:table-cell>
          <table:table-cell table:number-columns-repeated="1020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!! I've got sand in my eyes!!!</text:p>
          </table:table-cell>
          <table:table-cell table:number-columns-repeated="1020"/>
        </table:table-row>
        <table:table-row>
          <table:table-cell table:style-name="ce0" office:value-type="string">
            <text:p>いやいや、逆でしょ（じゃり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you have to look the other way— *crunch*</text:p>
          </table:table-cell>
          <table:table-cell table:number-columns-repeated="1020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style-name="ce0"/>
          <table:table-cell table:style-name="ce0"/>
          <table:table-cell table:style-name="ce0" office:value-type="string">
            <text:p>Puh! Puh! I've got sand in my mouuuuuth—!!</text:p>
          </table:table-cell>
          <table:table-cell table:number-columns-repeated="1020"/>
        </table:table-row>
        <table:table-row>
          <table:table-cell table:style-name="ce0" office:value-type="string">
            <text:p>ぷぷ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pupu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Hime-chan's crackin' up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omfoolery. This is only going to get
worse.</text:p>
          </table:table-cell>
          <table:table-cell table:number-columns-repeated="1020"/>
        </table:table-row>
        <table:table-row>
          <table:table-cell table:style-name="ce0" office:value-type="string">
            <text:p>一旦、どこか安全なところに・・・</text:p>
          </table:table-cell>
          <table:table-cell table:style-name="ce0"/>
          <table:table-cell table:style-name="ce0"/>
          <table:table-cell table:style-name="ce0" office:value-type="string">
            <text:p>Let's hurry and get somewhere—</text:p>
          </table:table-cell>
          <table:table-cell table:number-columns-repeated="1020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-I can't se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